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fo:font-size="10.5pt" style:font-size-asian="10.5pt" style:font-size-complex="10.5pt"/>
    </style:style>
    <style:style style:name="P25" style:family="paragraph" style:parent-style-name="Standard">
      <style:paragraph-properties fo:text-align="justify" style:justify-single-word="false"/>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fo:font-size="10.5pt" fo:font-weight="bold" style:font-size-asian="10.5pt" style:font-weight-asian="bold" style:font-size-complex="10.5pt" style:font-weight-complex="bold"/>
    </style:style>
    <style:style style:name="P31" style:family="paragraph" style:parent-style-name="Normale">
      <style:text-properties style:font-name="Times New Roman" fo:font-size="10.5pt" style:font-size-asian="10.5pt" style:font-size-complex="10.5pt"/>
    </style:style>
    <style:style style:name="P32" style:family="paragraph" style:parent-style-name="Normale">
      <style:paragraph-properties fo:text-align="end" style:justify-single-word="false"/>
      <style:text-properties style:font-name="Times New Roman" fo:font-size="10.5pt" style:font-size-asian="10.5pt" style:font-size-complex="10.5pt"/>
    </style:style>
    <style:style style:name="P33"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6"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7"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8"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4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8" style:family="paragraph" style:parent-style-name="Standard">
      <style:paragraph-properties fo:margin-left="0cm" fo:margin-right="0cm" fo:text-align="justify" style:justify-single-word="false" fo:text-indent="1.251cm" style:auto-text-indent="false"/>
      <style:text-properties fo:font-size="10.5pt" fo:background-color="#ccff66"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fo:font-size="10.5pt" fo:font-weight="normal" style:font-size-asian="10.5pt" style:font-weight-asian="normal" style:font-size-complex="10.5pt" style:font-weight-complex="normal"/>
    </style:style>
    <style:style style:name="P50"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2"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3" style:family="paragraph" style:parent-style-name="Text_20_body_20_indent">
      <style:text-properties style:font-name="Times New Roman" fo:font-size="10.5pt" fo:font-weight="normal" style:font-size-asian="10.5pt" style:font-weight-asian="normal" style:font-size-complex="10.5pt"/>
    </style:style>
    <style:style style:name="P54" style:family="paragraph" style:parent-style-name="Text_20_body_20_indent">
      <style:text-properties fo:font-size="10.5pt" style:font-size-asian="10.5pt" style:font-size-complex="10.5pt"/>
    </style:style>
    <style:style style:name="P55" style:family="paragraph" style:parent-style-name="Standard">
      <style:paragraph-properties fo:margin-left="0.501cm" fo:margin-right="0cm" fo:text-align="justify" style:justify-single-word="false" fo:text-indent="0cm" style:auto-text-indent="false"/>
      <style:text-properties fo:font-size="10.5pt" style:font-size-asian="10.5pt" style:font-size-complex="10.5pt"/>
    </style:style>
    <style:style style:name="P56" style:family="paragraph" style:parent-style-name="Standard">
      <style:paragraph-properties fo:margin-left="0cm" fo:margin-right="2cm" fo:text-align="justify" style:justify-single-word="false" fo:text-indent="0cm" style:auto-text-indent="false"/>
      <style:text-properties fo:font-size="10.5pt" style:font-size-asian="10.5pt" style:font-size-complex="10.5pt"/>
    </style:style>
    <style:style style:name="P57" style:family="paragraph" style:parent-style-name="Standard">
      <style:paragraph-properties fo:margin-left="0cm" fo:margin-right="2cm" fo:text-align="justify" style:justify-single-word="false" fo:text-indent="0cm" style:auto-text-indent="false"/>
      <style:text-properties fo:font-size="10.5pt" fo:font-weight="bold" style:font-size-asian="10.5pt" style:font-weight-asian="bold" style:font-size-complex="10.5pt"/>
    </style:style>
    <style:style style:name="P58" style:family="paragraph" style:parent-style-name="Standard">
      <style:paragraph-properties fo:margin-left="0.501cm" fo:margin-right="0cm" fo:text-align="justify" style:justify-single-word="false" fo:text-indent="0.748cm" style:auto-text-indent="false"/>
      <style:text-properties fo:font-size="10.5pt" style:font-size-asian="10.5pt" style:font-size-complex="10.5pt"/>
    </style:style>
    <style:style style:name="P59" style:family="paragraph" style:parent-style-name="Standard">
      <style:paragraph-properties fo:margin-left="1.27cm" fo:margin-right="0cm" fo:text-align="justify" style:justify-single-word="false" fo:text-indent="0cm" style:auto-text-indent="false"/>
      <style:text-properties fo:font-size="10.5pt" style:font-size-asian="10.5pt" style:font-size-complex="10.5pt"/>
    </style:style>
    <style:style style:name="P60"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61"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62" style:family="paragraph" style:parent-style-name="Standard" style:list-style-name="L1">
      <style:paragraph-properties fo:text-align="justify" style:justify-single-word="false"/>
      <style:text-properties fo:font-size="10.5pt" style:font-size-asian="10.5pt" style:font-size-complex="10.5pt"/>
    </style:style>
    <style:style style:name="P63" style:family="paragraph" style:parent-style-name="Standard" style:list-style-name="WW8Num7">
      <style:paragraph-properties fo:text-align="justify" style:justify-single-word="false"/>
      <style:text-properties fo:font-size="10.5pt" style:font-size-asian="10.5pt" style:font-size-complex="10.5pt"/>
    </style:style>
    <style:style style:name="P64" style:family="paragraph" style:parent-style-name="Standard" style:list-style-name="WW8Num7">
      <style:paragraph-properties fo:text-align="justify" style:justify-single-word="false"/>
      <style:text-properties fo:font-size="10.5pt" fo:font-style="italic" fo:font-weight="bold" style:font-size-asian="10.5pt" style:font-style-asian="italic" style:font-weight-asian="bold" style:font-size-complex="10.5pt"/>
    </style:style>
    <style:style style:name="P65" style:family="paragraph" style:parent-style-name="Standard" style:list-style-name="WW8Num10"/>
    <style:style style:name="P66" style:family="paragraph" style:parent-style-name="Standard" style:list-style-name="WW8Num10">
      <style:paragraph-properties fo:text-align="justify" style:justify-single-word="false"/>
    </style:style>
    <style:style style:name="P67"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68"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69"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0"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71"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2" style:family="paragraph" style:parent-style-name="Standard" style:list-style-name="L1">
      <style:paragraph-properties fo:margin-left="1.002cm" fo:margin-right="0cm" fo:text-align="justify" style:justify-single-word="false" fo:text-indent="-0.501cm" style:auto-text-indent="false"/>
      <style:text-properties fo:font-size="10.5pt" style:font-size-asian="10.5pt" style:font-size-complex="10.5pt"/>
    </style:style>
    <style:style style:name="P73" style:family="paragraph" style:parent-style-name="Standard" style:list-style-name="L1">
      <style:paragraph-properties fo:margin-left="0.501cm" fo:margin-right="0cm" fo:text-align="justify" style:justify-single-word="false" fo:text-indent="0cm" style:auto-text-indent="false"/>
      <style:text-properties fo:font-size="10.5pt" style:font-size-asian="10.5pt" style:font-size-complex="10.5pt"/>
    </style:style>
    <style:style style:name="P74" style:family="paragraph" style:parent-style-name="Standard" style:list-style-name="WW8Num5">
      <style:paragraph-properties fo:margin-top="0.176cm" fo:margin-bottom="0cm" fo:text-align="justify" style:justify-single-word="false" style:text-autospace="ideograph-alpha" style:punctuation-wrap="hanging" style:vertical-align="auto"/>
      <style:text-properties fo:font-size="10.5pt" style:font-size-asian="10.5pt" style:font-size-complex="10.5pt"/>
    </style:style>
    <style:style style:name="P75" style:family="paragraph" style:parent-style-name="Heading_20_1">
      <style:text-properties style:font-name="Times New Roman" fo:font-size="10.5pt" style:font-size-asian="10.5pt" style:font-name-complex="Times New Roman" style:font-size-complex="10.5pt"/>
    </style:style>
    <style:style style:name="P76" style:family="paragraph" style:parent-style-name="Normale" style:list-style-name="L2">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7" style:family="paragraph" style:parent-style-name="Preformattato" style:list-style-name="WW8Num7">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Times New Roman" fo:font-size="10.5pt" fo:font-style="italic" fo:font-weight="bold" style:font-size-asian="10.5pt" style:font-style-asian="italic" style:font-weight-asian="bold" style:font-name-complex="Times New Roman"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fo:font-weight="normal" fo:background-color="#ff9999" style:font-style-asian="italic" style:font-weight-asian="normal" style:font-style-complex="italic" style:font-weight-complex="norm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ff9999" style:font-weight-asian="normal" style:font-weight-complex="normal"/>
    </style:style>
    <style:style style:name="T9" style:family="text">
      <style:text-properties style:font-name="Times New Roman"/>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fo:background-color="#ffff99" style:font-size-asian="10.5pt" style:font-size-complex="10.5pt"/>
    </style:style>
    <style:style style:name="T12" style:family="text">
      <style:text-properties style:font-name="Times New Roman" fo:font-size="10.5pt" fo:font-weight="bold" style:font-size-asian="10.5pt" style:font-weight-asian="bold" style:font-size-complex="10.5pt"/>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5"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6"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17" style:family="text">
      <style:text-properties style:font-name="Times New Roman" fo:font-weight="normal" style:font-weight-asian="normal" style:font-weight-complex="normal"/>
    </style:style>
    <style:style style:name="T18" style:family="text">
      <style:text-properties fo:font-size="11pt" fo:font-style="italic" style:font-size-asian="11pt" style:font-style-asian="italic" style:font-size-complex="11pt" style:font-style-complex="italic" style:font-weight-complex="normal"/>
    </style:style>
    <style:style style:name="T19" style:family="text">
      <style:text-properties fo:font-size="10pt" style:font-size-asian="10pt" style:font-size-complex="10pt"/>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background-color="transparent"/>
    </style:style>
    <style:style style:name="T22" style:family="text">
      <style:text-properties fo:background-color="#ffff00"/>
    </style:style>
    <style:style style:name="T23" style:family="text">
      <style:text-properties fo:font-weight="bold" style:font-weight-asian="bold"/>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background-color="transparent"/>
    </style:style>
    <style:style style:name="T26" style:family="text">
      <style:text-properties style:use-window-font-color="true" style:font-name="Times New Roman" fo:font-size="10.5pt" fo:language="it" fo:country="IT" fo:font-style="normal" style:text-underline-style="none"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T27" style:family="text">
      <style:text-properties style:use-window-font-color="true" style:font-name="Times New Roman" fo:font-size="10pt" fo:font-weight="normal" style:font-size-asian="10pt" style:font-weight-asian="normal" style:font-size-complex="10pt" style:font-weight-complex="normal"/>
    </style:style>
    <style:style style:name="T28" style:family="text">
      <style:text-properties style:use-window-font-color="true" style:font-name="Times New Roman" fo:font-size="10pt" fo:font-weight="normal" fo:background-color="#ff99ff" style:font-size-asian="10pt" style:font-weight-asian="normal" style:font-size-complex="10pt" style:font-weight-complex="normal"/>
    </style:style>
    <style:style style:name="T29" style:family="text">
      <style:text-properties style:use-window-font-color="true" style:font-name="Times New Roman" fo:font-weight="normal" style:font-weight-asian="normal" style:font-weight-complex="normal"/>
    </style:style>
    <style:style style:name="T30" style:family="text">
      <style:text-properties style:use-window-font-color="true" style:font-name="Times New Roman" fo:font-weight="normal" fo:background-color="#ff99ff" style:font-weight-asian="normal" style:font-weight-complex="normal"/>
    </style:style>
    <style:style style:name="T31" style:family="text">
      <style:text-properties style:use-window-font-color="true" style:font-name="Times New Roman" fo:language="it" fo:country="IT" fo:font-style="normal" fo:font-weight="normal" style:font-style-asian="normal" style:font-weight-asian="normal" style:font-name-complex="Times New Roman" style:font-style-complex="normal" style:font-weight-complex="normal"/>
    </style:style>
    <style:style style:name="T32" style:family="text">
      <style:text-properties style:use-window-font-color="true" fo:font-size="10pt" fo:font-weight="normal" style:font-size-asian="10pt" style:font-weight-asian="normal" style:font-size-complex="10pt"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35" style:family="text">
      <style:text-properties style:use-window-font-color="true" fo:font-style="italic" fo:font-weight="normal" style:font-style-asian="italic" style:font-weight-asian="normal" style:font-style-complex="italic" style:font-weight-complex="normal"/>
    </style:style>
    <style:style style:name="T36"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37" style:family="text">
      <style:text-properties style:use-window-font-color="true"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fo:font-size="10pt" fo:language="it" fo:country="IT" fo:font-style="normal" fo:text-shadow="none" style:text-underline-style="none" fo:font-weight="normal" fo:background-color="transparent" style:font-name-asian="Times New Roman" style:font-size-asian="10pt" style:language-asian="zxx" style:country-asian="none" style:font-style-asian="normal" style:font-weight-asian="normal" style:font-name-complex="MS Sans Serif" style:font-size-complex="10pt" style:language-complex="ar" style:country-complex="SA" style:font-style-complex="normal" style:font-weight-complex="normal" style:text-emphasize="none" style:text-overline-style="none" style:text-overline-color="font-color"/>
    </style:style>
    <style:style style:name="T39"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0"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2" style:family="text">
      <style:text-properties fo:color="#000000" style:text-outline="false" style:text-line-through-style="none" fo:font-size="10pt" fo:language="it" fo:country="IT" fo:font-style="normal" fo:text-shadow="none" style:text-underline-style="none" fo:font-weight="normal" fo:background-color="transparent"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T43" style:family="text">
      <style:text-properties fo:color="#000000" style:text-outline="false" style:text-line-through-style="none" fo:font-size="10pt" fo:language="it" fo:country="IT" fo:font-style="normal" fo:text-shadow="none" style:text-underline-style="none" fo:font-weight="normal" fo:background-color="#ffff00" style:font-name-asian="NimbusRomNo9L-Regu"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Rifer. a nota n. [numero] del [data_protocollo]</text:span></text:span></text:p>
            <text:p text:style-name="Normale"><text:span text:style-name="Car._20_predefinito_20_paragrafo"><text:span text:style-name="T11">classificazione 06-03</text:span></text:span></text:p>
            <text:p text:style-name="Normale"><text:span text:style-name="Car._20_predefinito_20_paragrafo"><text:span text:style-name="T11">fascicolo </text:span></text:span></text:p>
          </table:table-cell>
          <table:table-cell table:style-name="Tabella6.A1" office:value-type="string">
            <text:p text:style-name="P32"/>
          </table:table-cell>
          <table:table-cell table:style-name="Tabella6.A1" office:value-type="string">
            <text:p text:style-name="P33">Al Sig. [richiedenti.nominativo;block=tbs:row;]</text:p>
            <text:p text:style-name="P35">[richiedenti.indirizzo]</text:p>
            <text:p text:style-name="P35">[richiedenti.cap] [richiedenti.comune] ([richiedenti.prov])</text:p>
            <text:p text:style-name="P35">in qualità di [richiedenti.titolo]</text:p>
            <text:p text:style-name="P35">della [richiedenti.ragsoc]</text:p>
            <text:p text:style-name="P35">[richiedenti.sede]</text:p>
            <text:p text:style-name="P35">[richiedenti.capd] [richiedenti.comuned] ([richiedenti.provd])</text:p>
            <text:p text:style-name="P22">[richiedenti.pec]</text:p>
            <text:p text:style-name="P33"/>
          </table:table-cell>
        </table:table-row>
        <table:table-row>
          <table:table-cell table:style-name="Tabella6.A1" office:value-type="string">
            <text:p text:style-name="P31">Allegati: //</text:p>
          </table:table-cell>
          <table:table-cell table:style-name="Tabella6.A1" office:value-type="string">
            <text:p text:style-name="P32"/>
          </table:table-cell>
          <table:table-cell table:style-name="Tabella6.A1" office:value-type="string">
            <text:p text:style-name="P33">[progettisti.nominativo;block=tbs:row;]</text:p>
            <text:p text:style-name="P33">[progettisti.indirizzo]</text:p>
            <text:p text:style-name="P34"><text:span text:style-name="Car._20_predefinito_20_paragrafo"><text:span text:style-name="T10">[progettisti.cap] [progettisti.comune] ([progettisti.prov])</text:span></text:span></text:p>
            <text:p text:style-name="P34"><text:span text:style-name="Car._20_predefinito_20_paragrafo"><text:span text:style-name="T10">[progettisti.pec]</text:span></text:span></text:p>
            <text:p text:style-name="P34"><text:span text:style-name="Car._20_predefinito_20_paragrafo"><text:span text:style-name="T10"/></text:span></text:p>
          </table:table-cell>
        </table:table-row>
      </table:table>
      <text:p text:style-name="P31"/>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0">[tipo_pratica] richiesto con istanza presentata in data [data_presentazione] recepita in atti [data_presentazione] al prot. [protocollo] del [data_protocollo] riguardante [oggetto] presso l’immobile sito in Savona, [ubicazione]. </text:p>
            <text:p text:style-name="P18"><text:span text:style-name="Car._20_predefinito_20_paragrafo"><text:span text:style-name="T18">Comunicazione del responsabile del procedimento e richiesta documentazione integrativa.</text:span></text:span></text:p>
          </table:table-cell>
        </table:table-row>
      </table:table>
      <text:p text:style-name="P45"/>
      <text:p text:style-name="P42"/>
      <text:p text:style-name="P19"><text:tab/><text:span text:style-name="T7">In riferimento alla richiesta di cui all’oggetto ed ai sensi dell’art.7 della Legge 7 agosto 1990, n°241, Le comunico che il responsabile del procedimento </text:span><text:span text:style-name="T20">è il Dirigente <text:s/>Architetto Giovanna Macario. </text:span></text:p>
      <text:p text:style-name="P61"><text:span text:style-name="T19"><text:tab/>Per informazioni relative alla sua pratica può rivolgersi, nell'orario dedicato al ricevimento, </text:span><text:span text:style-name="T21">all'istruttore tecnico </text:span><text:s/><text:span text:style-name="T4">[istruttore_tecnico].</text:span><text:tab/></text:p>
      <text:p text:style-name="P47"/>
      <text:p text:style-name="P44"><text:span text:style-name="T7">Ciò premesso si comunica che dal 10 novembre 2016, in seguito alla deliberazione della Giunta Comunale n° 194 del 2.11.16, i diritti di segreteria dovuti in caso di </text:span><text:span text:style-name="T2">"permesso di costruire"</text:span><text:span text:style-name="T7"> </text:span><text:span text:style-name="T8">“accertamento di conformità”</text:span><text:span text:style-name="T7"> sono aumentati a € </text:span><text:span text:style-name="T8">516,00 <text:s/>250,00</text:span><text:span text:style-name="T7">; pertanto occorre provvedere a corrispondere il conguaglio che ammonta a € </text:span><text:span text:style-name="T8">…..........</text:span><text:span text:style-name="T7">.</text:span><text:span text:style-name="T32">sul </text:span><text:span text:style-name="T33">conto corrente bancario del Comune di Savona <text:s/>n° </text:span><text:span text:style-name="T34">2597290 </text:span><text:span text:style-name="T33"><text:s/>intestato a Tesoreria Comunale (codice <text:s/></text:span><text:span text:style-name="T34">IBAN IT91 Y061 7510 6100 0000 2597290</text:span><text:span text:style-name="T33">) acceso presso la Banca Carige Spa oppure su c/c postale n. 13298179 intestato a Comune di Savona Servizio di Tesoreria indicando come causale: </text:span><text:span text:style-name="T35">“conguaglio diritti di segreteria”</text:span><text:span text:style-name="T33">; la ricevuta dell’effettuato versamento dovrà essere presentata entro e non oltre 5 gg. dal ricevimento della presente;</text:span></text:p>
      <text:p text:style-name="P48"><text:span text:style-name="T17">Ciò premesso si comunica che </text:span><text:span text:style-name="T27">la pratica edilizia è soggetta al pagamento dei diritti di segreteria nella misura di <text:s/></text:span><text:span text:style-name="T30">€ 516,00 <text:s/>250,00</text:span><text:span text:style-name="T28">,</text:span><text:span text:style-name="T27"> somma da versarsi sul </text:span><text:span text:style-name="T29">sul conto corrente bancario del Comune di Savona <text:s/>n° </text:span><text:span text:style-name="T31">2597290 </text:span><text:span text:style-name="T29"><text:s/>intestato a Tesoreria Comunale acceso presso la Banca Carige Spa (codice IBAN </text:span><text:span text:style-name="T31">IT91 Y061 7510 6100 0000 2597290</text:span><text:span text:style-name="T29">) <text:s/>oppure su c/c postale n. 13298179 intestato a Comune di Savona Servizio di Tesoreria indicando come causale </text:span><text:span text:style-name="T27">“diritti di segreteria ”; la ricevuta dell’effettuato versamento dovrà essere presentata entro e non oltre 5 gg. dal ricevimento della presente;</text:span></text:p>
      <text:p text:style-name="P46"/>
      <text:p text:style-name="P49"><text:soft-page-break/>Ciò premesso, con riferimento alla sopra richiamata istanza, si comunica che <text:span text:style-name="T9">dall'esame della documentazione presentata, sono emerse alcune carenze documentali e pertanto </text:span>ai fini dell’ulteriore corso della pratica si richiede che l'istanza venga integrata con la documentazione di seguito elencata:</text:p>
      <text:list xml:id="list2650751873145653116" text:style-name="L1">
        <text:list-item>
          <text:p text:style-name="P62">generalità, domicilio e numero di codice fiscale del proprietario degli immobili o di chi ha titolo per eseguire l’intervento;</text:p>
        </text:list-item>
        <text:list-item>
          <text:p text:style-name="P62">generalità, domicilio, codice fiscale e numero di iscrizione all’albo/collegio professionale del progettista;</text:p>
        </text:list-item>
      </text:list>
      <text:p text:style-name="P23">(documentazione occorrente per nuove costruzioni)</text:p>
      <text:list xml:id="list34193893" text:continue-numbering="true" text:style-name="L1">
        <text:list-item>
          <text:p text:style-name="P6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62">stralcio della Carta Tecnica Regionale in scala 1:5000, con inserimento sullo stesso dell’opera in progetto e con riportate la nuova costruzione le relative coordinate cartografiche ( in due copie formato A4);</text:p>
        </text:list-item>
        <text:list-item>
          <text:p text:style-name="P62">stralcio cartografico degli strumenti urbanistici vigenti comunali e sovracomunali con inserimento sullo stesso dell’opera in progetto;</text:p>
        </text:list-item>
        <text:list-item>
          <text:p text:style-name="P62">documentazione attestante il titolo ad eseguire l’intervento da Lei posseduto;</text:p>
        </text:list-item>
        <text:list-item>
          <text:p text:style-name="P62">estratto di mappa catastale in scala 1:1000 o 1:2000 con evidenziati i limiti di proprietà;</text:p>
        </text:list-item>
        <text:list-item>
          <text:p text:style-name="P62">documentazione fotografica dello stato dei luoghi, con planimetria riportante indicati i punti di vista dai quali sono state scattate le fotografie ; (VEDASI fac simile allegato) </text:p>
        </text:list-item>
        <text:list-item>
          <text:p text:style-name="P6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62">repertorio fotografico a colori;</text:p>
        </text:list-item>
        <text:list-item>
          <text:p text:style-name="P62">relazione tecnica esplicativa in merito alle caratteristiche dell'area interessata dall'esecuzione delle opere e relative planimetrie </text:p>
        </text:list-item>
        <text:list-item>
          <text:p text:style-name="P62">schema del sistema di smaltimento delle acque bianche e nere e dei relativi allacciamenti;</text:p>
        </text:list-item>
        <text:list-item>
          <text:p text:style-name="P6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6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62">sovrapposizione quotata tra rilievo e planimetria di progetto in scala minima1:200;</text:p>
        </text:list-item>
        <text:list-item>
          <text:p text:style-name="P62">sezioni del terreno quotate di stato attuale, progetto e raffronto con evidenziate le variazioni altimetriche in scala minima1:200;</text:p>
        </text:list-item>
        <text:list-item>
          <text:p text:style-name="P6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62">viste assonometriche e/o prospettiche e/o montaggi fotografici o computerizzati atti a dimostrare il corretto inserimento del manufatto nel contesto;</text:p>
        </text:list-item>
        <text:list-item>
          <text:p text:style-name="P62">elaborati grafici relativi alle urbanizzazioni ed alla viabilità esistenti o da realizzare;</text:p>
        </text:list-item>
        <text:list-item>
          <text:p text:style-name="P62"><text:soft-page-break/>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6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6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62">tavola grafica dimostrativa del soddisfacimento degli standard urbanistici previsti dalle normative vigenti, completa dei relativi calcoli;</text:p>
        </text:list-item>
        <text:list-item>
          <text:p text:style-name="P62">relazione illustrativa comprensiva di dichiarazione di conformità dell’intervento alla normativa in materia di abbattimento delle barriere architettoniche nonché dei relativi elaborati grafici;</text:p>
        </text:list-item>
        <text:list-item>
          <text:p text:style-name="P6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62">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62">documentazione illustrativa e/o progettuale atta a dimostrare il rispetto della normativa in materia di contenimento e riduzione dell’inquinamento acustico ai sensi della legislazione nazionale e regionale;</text:p>
        </text:list-item>
        <text:list-item>
          <text:p text:style-name="P62">documentazione di impatto / clima acustico ai sensi della legge <text:s/>448/95, della L.R. 12/98 e della delibera di G.R. 534/99;</text:p>
        </text:list-item>
        <text:list-item>
          <text:p text:style-name="P67"><text:span text:style-name="T41">progetto dell’impianto termico, redatto ai sensi della vigente normativa nazionale in materia di utilizzo delle fonti energetiche rinnovabili e di risparmio energetico e ai sensi della L.R. n.22 del 29.05.2007 </text:span><text:span text:style-name="T36">(come modificata dalla L.R. n.23 del 30/07/2012) </text:span><text:span text:style-name="T41">e relativo Regolamento regionale di attuazione n. 6 del 13.11.2012, modificato dal Regolamento regionale n. 1 del 06/03/2015 e dall’art. 32 del vigente Regolamento Edilizio</text:span></text:p>
        </text:list-item>
        <text:list-item>
          <text:p text:style-name="P69"><text:span text:style-name="T42">copia del modello ISTAT/201 </text:span><text:span text:style-name="T37">da </text:span><text:span text:style-name="T38">compilare via WEB sul sito ISTAT ( </text:span><text:a xlink:type="simple" xlink:href="https://indata.istat.it/pdc" text:style-name="Internet_20_link" text:visited-style-name="Visited_20_Internet_20_Link"><text:span text:style-name="T43">https://indata.istat.it/pdc</text:span></text:a><text:span text:style-name="T38"> ), nell'area riservata al Comune di Savona, e copia della ricevuta di avvenuta compilazione del modello ISTAT/201</text:span></text:p>
        </text:list-item>
      </text:list>
      <text:p text:style-name="P23"/>
      <text:p text:style-name="P23">(documentazione occorrente per interventi su edifici esistenti)</text:p>
      <text:list xml:id="list34202446" text:continue-numbering="true" text:style-name="L1">
        <text:list-item>
          <text:p text:style-name="P72">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72">documentazione attestante il titolo ad eseguire l’intervento da Lei <text:s/>posseduto;</text:p>
        </text:list-item>
        <text:list-item>
          <text:p text:style-name="P72">stralcio planimetrico della Carta Tecnica Regionale in scala 1:5000, con localizzazione dell’immobile oggetto dell’intervento ;</text:p>
        </text:list-item>
        <text:list-item>
          <text:p text:style-name="P72"><text:soft-page-break/>stralcio cartografico degli strumenti urbanistici vigenti comunali e sovracomunali;</text:p>
        </text:list-item>
        <text:list-item>
          <text:p text:style-name="P72">estratto di mappa catastale in scala 1:1000 o 1:2000 con evidenziati i limiti di proprietà;</text:p>
        </text:list-item>
        <text:list-item>
          <text:p text:style-name="P72">documentazione fotografica dello stato dei luoghi e dell’edificio, con planimetria riportante indicati i punti di vista dai quali sono state scattate le fotografie ;</text:p>
        </text:list-item>
        <text:list-item>
          <text:p text:style-name="P72">schema del sistema di smaltimento delle acque bianche e nere e dei relativi allacciamenti;</text:p>
        </text:list-item>
        <text:list-item>
          <text:p text:style-name="P72">planimetria in scala 1:200 o 1:500 con la localizzazione dell’edificio oggetto dell’intervento ;</text:p>
        </text:list-item>
        <text:list-item>
          <text:p text:style-name="P72">planimetrie catastali in scala 1 :200 di tutte le unità immobiliari ;</text:p>
        </text:list-item>
        <text:list-item>
          <text:p text:style-name="P72">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72">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72">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6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6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62">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3">(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62">tavola grafica dimostrativa del soddisfacimento degli standard urbanistici previsti dalle normative vigenti, completa dei relativi calcoli ;</text:p>
        </text:list-item>
        <text:list-item>
          <text:p text:style-name="P62">relazione illustrativa comprensiva di dichiarazione di conformità dell’intervento alla normativa in materia di abbattimento delle barriere architettoniche nonché dei relativi elaborati grafici;</text:p>
        </text:list-item>
        <text:list-item>
          <text:p text:style-name="P6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62">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T22">e dell’art. 84 del Regolamento Edilizio; <text:s/></text:span></text:p>
        </text:list-item>
        <text:list-item>
          <text:p text:style-name="P62">documentazione illustrativa e/o progettuale atta a dimostrare il rispetto della normativa in materia di contenimento e riduzione dell’inquinamento acustico ai sensi della legislazione nazionale e regionale;</text:p>
        </text:list-item>
        <text:list-item>
          <text:p text:style-name="P62"><text:soft-page-break/>documentazione di impatto / clima acustico ai sensi della legge <text:s/>448/95, della L.R. 12/98 e della delibera di G.R. 534/99;</text:p>
        </text:list-item>
        <text:list-item>
          <text:p text:style-name="P67"><text:span text:style-name="T41">progetto dell’impianto termico, redatto ai sensi della vigente normativa nazionale in materia di utilizzo delle fonti energetiche rinnovabili e di risparmio energetico e ai sensi della L.R. n.22 del 29.05.2007 </text:span><text:span text:style-name="T36">(come modificata dalla L.R. n.23 del 30/07/2012) </text:span><text:span text:style-name="T41">e relativo Regolamento regionale di attuazione n. 6 del 13.11.2012, modificato dal Regolamento regionale n. 1 del 06/03/2015 e dall’art. 32 del vigente Regolamento Edilizio</text:span></text:p>
        </text:list-item>
        <text:list-item>
          <text:p text:style-name="P69"><text:span text:style-name="T42">copia del modello ISTAT/201 </text:span><text:span text:style-name="T37">da </text:span><text:span text:style-name="T38">compilare via WEB sul sito ISTAT ( </text:span><text:a xlink:type="simple" xlink:href="https://indata.istat.it/pdc" text:style-name="Internet_20_link" text:visited-style-name="Visited_20_Internet_20_Link"><text:span text:style-name="T43">https://indata.istat.it/pdc</text:span></text:a><text:span text:style-name="T38"> ), nell'area riservata al Comune di Savona, e copia della ricevuta di avvenuta compilazione del modello ISTAT/201</text:span></text:p>
        </text:list-item>
      </text:list>
      <text:p text:style-name="P24"/>
      <text:p text:style-name="P24"><text:span text:style-name="T23"><text:tab/>(nel caso di contestuale realizzazione di </text:span><text:span text:style-name="T24">strade)</text:span><text:span text:style-name="T23">:</text:span></text:p>
      <text:p text:style-name="P24"/>
      <text:list xml:id="list34211255" text:continue-numbering="true" text:style-name="L1">
        <text:list-item>
          <text:p text:style-name="P62">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73">rilievo quotato dell’area interessata dal progetto ;</text:p>
        </text:list-item>
        <text:list-item>
          <text:p text:style-name="P73">planimetria con posizionamento del tracciato stradale sovrapposto al rilievo con quote del terreno e di progetto, con indicate le sezioni ;</text:p>
        </text:list-item>
        <text:list-item>
          <text:p text:style-name="P73">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73">sezioni stradali;</text:p>
        </text:list-item>
        <text:list-item>
          <text:p text:style-name="P73">particolari costruttivi;</text:p>
        </text:list-item>
      </text:list>
      <text:p text:style-name="P56"/>
      <text:p text:style-name="P57">(in caso di contestuali interventi sul verde)</text:p>
      <text:list xml:id="list34198530" text:continue-numbering="true" text:style-name="L1">
        <text:list-item>
          <text:p text:style-name="P70">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68">progetto della sistemazione a verde in scala 1:200</text:p>
        </text:list-item>
        <text:list-item>
          <text:p text:style-name="P71">relazione tecnica redatta a cura di professionista iscritto al Collegio dei Periti Agrari o all'Ordine dei Dottori Agronomi e dei Dottori Forestali</text:p>
        </text:list-item>
      </text:list>
      <text:p text:style-name="P55"><text:s/></text:p>
      <text:p text:style-name="P23"><text:s/>(in caso di necessità di acquisizione di assensi di altre amministrazioni)</text:p>
      <text:list xml:id="list4335726204721964683" text:style-name="WW8Num7">
        <text:list-item>
          <text:p text:style-name="P63">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64">Dichiarazione (vedasi fac simile allegato) a firma del progettista in merito:</text:p>
          <text:list>
            <text:list-item>
              <text:p text:style-name="P63"><text:span text:style-name="T5">all’esecuzione di opere in conglomerato cementizio armato, normale e precompresso ed <text:s/>a struttura metallica</text:span> </text:p>
            </text:list-item>
            <text:list-item>
              <text:p text:style-name="P77">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24"/>
      <text:p text:style-name="P58">La documentazione integrativa richiesta dovrà essere prodotta in * copie con le <text:s/>modalità di cui al seguito.</text:p>
      <text:p text:style-name="P58"><text:soft-page-break/>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58">Tutta la documentazione deve essere raccolta in un fascicolo formato UNI A4 ed inoltre:</text:p>
      <text:list xml:id="list34188360" text:continue-list="list34198530" text:style-name="L1">
        <text:list-item>
          <text:p text:style-name="P62">le pagine delle relazioni dovranno essere numerate secondo il seguente schema : “numero di pagina/numero totale delle pagine che compongono il fascicolo”; </text:p>
        </text:list-item>
        <text:list-item>
          <text:p text:style-name="P62">le <text:s/>fotografie vanno montate su cartoncino formato A4 e stampate a colori su formato di almeno cm. 15 x 20 o 13 x 18 ; </text:p>
        </text:list-item>
        <text:list-item>
          <text:p text:style-name="P62">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59"/>
      <text:p text:style-name="P24"><text:tab/></text:p>
      <text:list xml:id="list1440854160084549995" text:style-name="WW8Num10">
        <text:list-header>
          <text:p text:style-name="P66"><text:span text:style-name="Hyperlink"><text:span text:style-name="T26"/></text:span></text:p>
        </text:list-header>
      </text:list>
      <text:p text:style-name="P25"><text:span text:style-name="Hyperlink"><text:span text:style-name="T26"><text:tab/>Inoltre essendo previsti movimenti terra dovrà essere prodotta la documentazione relativa alle terre e rocce da scavo con gli adempimenti a seconda del caso:</text:span></text:span></text:p>
      <text:p text:style-name="P24"/>
      <text:list xml:id="list7324736409945311759" text:style-name="L2">
        <text:list-item>
          <text:p text:style-name="P76"><text:span text:style-name="T10">nel caso in cui </text:span><text:span text:style-name="Car._20_predefinito_20_paragrafo"><text:span text:style-name="T12">non sia previsto il riutilizzo</text:span></text:span><text:span text:style-name="T10">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4">conferimento in discarica,</text:span></text:span><text:span text:style-name="T10"> <text:s/>delle stesse, attenendosi a quanto previsto dalle vigenti norme in materia </text:span><text:span text:style-name="Car._20_predefinito_20_paragrafo"><text:span text:style-name="T15">(</text:span></text:span><text:span text:style-name="Car._20_predefinito_20_paragrafo"><text:span text:style-name="T39">vedasi modello </text:span></text:span><text:span text:style-name="Car._20_predefinito_20_paragrafo"><text:span text:style-name="T40">“Autocertificazione terre da scavo presso discarica”</text:span></text:span><text:span text:style-name="Car._20_predefinito_20_paragrafo"><text:span text:style-name="T39"> predisposto dal Settore scaricabile dal sito internet <text:s text:c="2"/></text:span></text:span><text:a xlink:type="simple" xlink:href="http://www.comune.savona.it/" text:style-name="Internet_20_link" text:visited-style-name="Visited_20_Internet_20_Link"><text:span text:style-name="Hyperlink"><text:span text:style-name="T15">www.comune.savona.it</text:span></text:span></text:a><text:span text:style-name="Hyperlink"><text:span text:style-name="T15">)</text:span></text:span></text:p>
        </text:list-item>
      </text:list>
      <text:p text:style-name="P60"><text:span text:style-name="Hyperlink"><text:span text:style-name="T13"/></text:span></text:p>
      <text:list xml:id="list34205445" text:continue-numbering="true" text:style-name="L2">
        <text:list-item>
          <text:p text:style-name="P76"><text:span text:style-name="T10">nel caso in cui </text:span><text:span text:style-name="Car._20_predefinito_20_paragrafo"><text:span text:style-name="T13">ne sia previsto il riutilizzo</text:span></text:span><text:span text:style-name="T13"> per i reinterri o riempimenti in sito o in altre aree,</text:span><text:span text:style-name="T10">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5">(</text:span></text:span><text:span text:style-name="Car._20_predefinito_20_paragrafo"><text:span text:style-name="T39">vedasi modello </text:span></text:span><text:span text:style-name="Car._20_predefinito_20_paragrafo"><text:span text:style-name="T40">“Autocertificazione terre da scavo riutilizzo in sito”</text:span></text:span><text:span text:style-name="Car._20_predefinito_20_paragrafo"><text:span text:style-name="T39"> predisposto dal Settore scaricabile dal sito internet <text:s text:c="2"/></text:span></text:span><text:span text:style-name="Hyperlink"><text:span text:style-name="T15">www.comune.savona.it)</text:span></text:span></text:p>
          <text:p text:style-name="P76"><text:span text:style-name="Hyperlink"><text:span text:style-name="T15"/></text:span></text:p>
        </text:list-item>
      </text:list>
      <text:list xml:id="list34194769" text:continue-list="list1440854160084549995" text:style-name="WW8Num10">
        <text:list-item>
          <text:p text:style-name="P65"><text:span text:style-name="Hyperlink"><text:span text:style-name="T1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54"/>
      <text:p text:style-name="P54"/>
      <text:p text:style-name="P51">Infine si rammenta l'obbligo del rispetto della normativa regionale per la prevenzione delle cadute dall'alto nei cantieri edili introdotta con la legge regionale n.5 del 15/02/2010, modificata dalla L.R. 43 del 17.12.2012.</text:p>
      <text:p text:style-name="P51">La normativa sopraccitata prevede l'obbligo di realizzare un sistema di ancoraggio permanente e sicuro per i lavoratori che operano sul tetto.</text:p>
      <text:p text:style-name="P51">A tal fine è necessario trasmettere:</text:p>
      <text:list xml:id="list7855676128516997953" text:style-name="WW8Num5">
        <text:list-item>
          <text:p text:style-name="P74">elaborato planimetrico contenente l’individuazione dei punti di installazione dei dispositivi di ancoraggio, degli accessi e dei percorsi;</text:p>
        </text:list-item>
        <text:list-item>
          <text:p text:style-name="P74">relazione di calcolo di verifica della resistenza dei punti di ancoraggio rilasciata dal progettista stesso o da altro professionista abilitato</text:p>
        </text:list-item>
      </text:list>
      <text:p text:style-name="P54"/>
      <text:p text:style-name="P54"><text:soft-page-break/></text:p>
      <text:p text:style-name="P29"><text:tab/>Si comunica che sino all’avvenuta acquisizione di quanto sopra richiesto, i termini di cui al comma 5 dell’art. 31 della L.R. 16/08 restano interrotti.</text:p>
      <text:p text:style-name="P17"><text:tab/></text:p>
      <text:p text:style-name="P30"><text:span text:style-name="T22">(per nuove costruzioni in zona agricola) </text:span><text:span text:style-name="T21">Si informa che nell'eventualità in cui intervengano discipline normative sovraordinate, sarà necessario effettuare le conseguenti verifiche di compatibilità e conformità del progetto sulla base delle nuove normative intervenute.</text:span></text:p>
      <text:p text:style-name="P30"><text:span text:style-name="T22">(in caso di sanatoria)</text:span><text:span text:style-name="T21"> Quanto richiesto dovrà essere </text:span><text:span text:style-name="T25">trasmesso entro e non oltre 30 giorni</text:span><text:span text:style-name="T21"> dal ricevimento della presente, in difetto si procederà a termini di legge.</text:span></text:p>
      <text:p text:style-name="P43"/>
      <text:p text:style-name="P50"/>
      <text:p text:style-name="P41">Distinti saluti.</text:p>
      <text:p text:style-name="P41"/>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1"/>
      <text:p text:style-name="P37"/>
      <text:p text:style-name="P37"/>
      <text:p text:style-name="P37"/>
      <text:h text:style-name="P75" text:outline-level="1">Informativa ai sensi dell’articolo 13 del D.Lgs 30 giugno 2003 n.196</text:h>
      <text:p text:style-name="P38"/>
      <text:p text:style-name="P3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52">Finalità del trattamento.</text:p>
      <text:p text:style-name="P38">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8">Gli stessi dati possono altresì essere comunicati a privati o enti pubblici economici qualora ciò sia previsto da una norma di legge o di regolamento.</text:p>
      <text:p text:style-name="P53"/>
      <text:p text:style-name="P40">Dati personali.</text:p>
      <text:p text:style-name="P38">I dati richiesti devono essere indicati obbligatoriamente onde rendere possibile le verifiche sulla denuncia di inizio attività.</text:p>
      <text:p text:style-name="P38">Il rifiuto di fornire i dati richiesti comporterà l’impossibilità di rendere efficace la Sua denuncia.</text:p>
      <text:p text:style-name="P53"/>
      <text:p text:style-name="P40">Modalità di trattamento.</text:p>
      <text:p text:style-name="P38">I dati verranno trattati con modalità prevalentemente informatizzate e con logiche pienamente rispondenti alle finalità da perseguire anche mediante:</text:p>
      <text:p text:style-name="P38">Verifiche dei dati esposti nella domanda e documentazione allegata con altri dati in possesso del Comune di Savona;</text:p>
      <text:p text:style-name="P38">Verifiche dei dati contenuti nella domanda e nella documentazione allegata con i dati in possesso di altri organismi.</text:p>
      <text:p text:style-name="P53"/>
      <text:p text:style-name="P40">Titolari del trattamento.</text:p>
      <text:p text:style-name="P39"><text:span text:style-name="T6">Il Comune di Savona assume la qualifica </text:span><text:span text:style-name="T1">di titolare del trattamento dei dati personali</text:span><text:span text:style-name="T6">.</text:span></text:p>
      <text:p text:style-name="P38"><text:soft-page-break/>Il responsabile del trattamento dei dati personali è il Direttore del Settore Pianificazione Territoriale e Sistemi Informativi Arch. Giovanna Macario.</text:p>
      <text:p text:style-name="P53"/>
      <text:p text:style-name="P40">Diritti dell’interessato.</text:p>
      <text:p text:style-name="P3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3"/>
      <text:p text:style-name="P40">Consenso.</text:p>
      <text:p text:style-name="P38">Il Comune di Savona, in quanto soggetto pubblico, non deve acquisire il consenso degli interessati per poter trattare i loro dati personali.</text:p>
      <text:p text:style-name="P5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7T14:01:32.50</dc:date>
    <meta:print-date>2013-02-20T09:35:00</meta:print-date>
    <meta:editing-cycles>49</meta:editing-cycles>
    <meta:editing-duration>PT4H3M55S</meta:editing-duration>
    <meta:generator>OpenOffice/4.1.0$Win32 OpenOffice.org_project/410m18$Build-9764</meta:generator>
    <meta:document-statistic meta:table-count="5" meta:image-count="1" meta:object-count="0" meta:page-count="8" meta:paragraph-count="167" meta:word-count="4056" meta:character-count="28502"/>
  </office:meta>
</office:document-meta>
</file>